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Verdana" svg:font-family="Verdana" style:font-family-generic="roman"/>
    <style:font-face style:name="Verdana Bold" svg:font-family="'Verdana Bold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style:font-name-asian="ヒラギノ角ゴ Pro W3" style:font-size-asian="10pt" style:font-name-complex="Verdana"/>
    </style:style>
    <style:style style:name="P2" style:family="paragraph" style:parent-style-name="Standard">
      <style:text-properties style:font-name="Verdana Bold" fo:font-size="10pt" fo:font-weight="bold" style:font-name-asian="ヒラギノ角ゴ Pro W3" style:font-size-asian="10pt" style:font-weight-asian="bold" style:font-name-complex="Verdana Bold" style:font-weight-complex="bold"/>
    </style:style>
    <style:style style:name="P3" style:family="paragraph" style:parent-style-name="Standard">
      <style:paragraph-properties fo:margin-left="2in" fo:margin-right="0in" fo:text-indent="-2in" style:auto-text-indent="false"/>
    </style:style>
    <style:style style:name="P4" style:family="paragraph" style:parent-style-name="Standard" style:list-style-name="WW8Num2">
      <style:paragraph-properties fo:margin-left="0.5in" fo:margin-right="0in" fo:margin-top="0.0693in" fo:margin-bottom="0.0693in" loext:contextual-spacing="false" fo:text-indent="-0.25in" style:auto-text-indent="false"/>
      <style:text-properties style:font-name="Verdana" fo:font-size="10pt" officeooo:rsid="000ba133" officeooo:paragraph-rsid="000ba133" style:font-name-asian="ヒラギノ角ゴ Pro W3" style:font-size-asian="10pt" style:font-name-complex="Verdana"/>
    </style:style>
    <style:style style:name="P5" style:family="paragraph" style:parent-style-name="Standard" style:list-style-name="WW8Num2">
      <style:paragraph-properties fo:margin-left="0.5in" fo:margin-right="0in" fo:margin-top="0.0693in" fo:margin-bottom="0.0693in" loext:contextual-spacing="false" fo:text-indent="-0.25in" style:auto-text-indent="false"/>
      <style:text-properties officeooo:rsid="000ba133" officeooo:paragraph-rsid="000ba133"/>
    </style:style>
    <style:style style:name="P6" style:family="paragraph" style:parent-style-name="Standard" style:list-style-name="WW8Num2">
      <style:paragraph-properties fo:margin-left="0.5in" fo:margin-right="0in" fo:margin-top="0.0693in" fo:margin-bottom="0.0693in" loext:contextual-spacing="false" fo:text-indent="-0.25in" style:auto-text-indent="false"/>
      <style:text-properties officeooo:rsid="000fe4c3" officeooo:paragraph-rsid="000fe4c3"/>
    </style:style>
    <style:style style:name="P7" style:family="paragraph" style:parent-style-name="Standard">
      <style:paragraph-properties fo:margin-left="0.25in" fo:margin-right="0in" fo:margin-top="0.0693in" fo:margin-bottom="0.0693in" loext:contextual-spacing="false" fo:text-indent="0in" style:auto-text-indent="false"/>
      <style:text-properties style:font-name="Verdana" fo:font-size="10pt" fo:font-weight="normal" style:font-name-asian="ヒラギノ角ゴ Pro W3" style:font-size-asian="10pt" style:font-weight-asian="normal" style:font-name-complex="Verdana" style:font-weight-complex="normal"/>
    </style:style>
    <style:style style:name="P8" style:family="paragraph" style:parent-style-name="Standard">
      <style:paragraph-properties fo:margin-top="0.0693in" fo:margin-bottom="0.0693in" loext:contextual-spacing="false"/>
      <style:text-properties fo:color="#000000" style:font-name="Verdana" fo:font-size="10pt" fo:font-weight="normal" style:font-name-asian="ヒラギノ角ゴ Pro W3" style:font-size-asian="10pt" style:font-weight-asian="normal" style:font-name-complex="Verdana" style:font-weight-complex="normal"/>
    </style:style>
    <style:style style:name="P9" style:family="paragraph" style:parent-style-name="Standard">
      <style:paragraph-properties fo:margin-top="0.0693in" fo:margin-bottom="0.0693in" loext:contextual-spacing="false"/>
      <style:text-properties fo:color="#000000" style:font-name="Verdana" fo:font-size="10pt" fo:font-weight="normal" officeooo:rsid="000caee8" officeooo:paragraph-rsid="000caee8" style:font-name-asian="ヒラギノ角ゴ Pro W3" style:font-size-asian="10pt" style:font-weight-asian="normal" style:font-name-complex="Verdana" style:font-weight-complex="normal"/>
    </style:style>
    <style:style style:name="P10" style:family="paragraph" style:parent-style-name="Standard">
      <style:paragraph-properties fo:margin-top="0.0693in" fo:margin-bottom="0.0693in" loext:contextual-spacing="false"/>
      <style:text-properties officeooo:rsid="000caee8" officeooo:paragraph-rsid="000caee8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Verdana Bold" fo:font-size="10pt" style:font-name-asian="ヒラギノ角ゴ Pro W3" style:font-size-asian="10pt" style:font-name-complex="Verdana Bold"/>
    </style:style>
    <style:style style:name="P12" style:family="paragraph" style:parent-style-name="Standard">
      <style:paragraph-properties fo:margin-left="0in" fo:margin-right="0in" fo:margin-top="0.0693in" fo:margin-bottom="0.0693in" loext:contextual-spacing="false" fo:text-indent="0in" style:auto-text-indent="false"/>
      <style:text-properties fo:color="#000000" style:font-name="Verdana" fo:font-size="10pt" fo:font-weight="normal" officeooo:rsid="000caee8" officeooo:paragraph-rsid="000caee8" style:font-name-asian="ヒラギノ角ゴ Pro W3" style:font-size-asian="10pt" style:font-weight-asian="normal" style:font-name-complex="Verdana" style:font-weight-complex="normal"/>
    </style:style>
    <style:style style:name="P13" style:family="paragraph" style:parent-style-name="Standard">
      <style:paragraph-properties fo:margin-left="0in" fo:margin-right="0in" fo:margin-top="0.0693in" fo:margin-bottom="0.0693in" loext:contextual-spacing="false" fo:text-indent="0in" style:auto-text-indent="false"/>
      <style:text-properties fo:color="#000000" style:font-name="Verdana" fo:font-size="10pt" fo:font-weight="normal" officeooo:rsid="000e3739" officeooo:paragraph-rsid="000e3739" style:font-name-asian="ヒラギノ角ゴ Pro W3" style:font-size-asian="10pt" style:font-weight-asian="normal" style:font-name-complex="Verdana" style:font-weight-complex="normal"/>
    </style:style>
    <style:style style:name="P14" style:family="paragraph" style:parent-style-name="Standard">
      <style:paragraph-properties fo:margin-left="0in" fo:margin-right="0in" fo:margin-top="0.0693in" fo:margin-bottom="0.0693in" loext:contextual-spacing="false" fo:text-indent="0in" style:auto-text-indent="false"/>
      <style:text-properties fo:color="#000000" style:font-name="Verdana" fo:font-size="10pt" fo:font-weight="normal" officeooo:rsid="000f2a71" officeooo:paragraph-rsid="000f2a71" style:font-name-asian="ヒラギノ角ゴ Pro W3" style:font-size-asian="10pt" style:font-weight-asian="normal" style:font-name-complex="Verdana" style:font-weight-complex="normal"/>
    </style:style>
    <style:style style:name="P15" style:family="paragraph" style:parent-style-name="Standard">
      <style:paragraph-properties fo:margin-left="0in" fo:margin-right="0in" fo:margin-top="0.0693in" fo:margin-bottom="0.0693in" loext:contextual-spacing="false" fo:text-indent="0in" style:auto-text-indent="false"/>
      <style:text-properties fo:color="#000000" style:font-name="Verdana" fo:font-size="10pt" fo:font-weight="normal" officeooo:rsid="000fe4c3" officeooo:paragraph-rsid="000fe4c3" style:font-name-asian="ヒラギノ角ゴ Pro W3" style:font-size-asian="10pt" style:font-weight-asian="normal" style:font-name-complex="Verdana" style:font-weight-complex="normal"/>
    </style:style>
    <style:style style:name="P16" style:family="paragraph" style:parent-style-name="Standard">
      <style:paragraph-properties fo:margin-left="0in" fo:margin-right="0in" fo:margin-top="0.0693in" fo:margin-bottom="0.0693in" loext:contextual-spacing="false" fo:text-indent="0in" style:auto-text-indent="false"/>
      <style:text-properties fo:color="#000000" style:font-name="Verdana" fo:font-size="10pt" fo:font-weight="normal" officeooo:rsid="0011df12" officeooo:paragraph-rsid="0011df12" style:font-name-asian="ヒラギノ角ゴ Pro W3" style:font-size-asian="10pt" style:font-weight-asian="normal" style:font-name-complex="Verdana" style:font-weight-complex="normal"/>
    </style:style>
    <style:style style:name="P17" style:family="paragraph" style:parent-style-name="Free_20_Form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style style:name="T1" style:family="text">
      <style:text-properties fo:color="#000000"/>
    </style:style>
    <style:style style:name="T2" style:family="text">
      <style:text-properties fo:color="#000000" style:font-name="Verdana" fo:font-size="10pt" fo:font-weight="normal" style:font-name-asian="ヒラギノ角ゴ Pro W3" style:font-size-asian="10pt" style:font-weight-asian="normal" style:font-name-complex="Verdana" style:font-weight-complex="normal"/>
    </style:style>
    <style:style style:name="T3" style:family="text">
      <style:text-properties style:font-name="Verdana" fo:font-size="10pt" style:font-name-asian="ヒラギノ角ゴ Pro W3" style:font-size-asian="10pt" style:font-name-complex="Verdana"/>
    </style:style>
    <style:style style:name="T4" style:family="text">
      <style:text-properties style:font-name="Verdana" fo:font-size="10pt" officeooo:rsid="000ba133" style:font-name-asian="ヒラギノ角ゴ Pro W3" style:font-size-asian="10pt" style:font-name-complex="Verdana"/>
    </style:style>
    <style:style style:name="T5" style:family="text">
      <style:text-properties style:font-name="Verdana" fo:font-size="10pt" officeooo:rsid="000f2a71" style:font-name-asian="ヒラギノ角ゴ Pro W3" style:font-size-asian="10pt" style:font-name-complex="Verdana"/>
    </style:style>
    <style:style style:name="T6" style:family="text">
      <style:text-properties style:font-name="Verdana Bold" fo:font-size="10pt" fo:font-weight="bold" style:font-name-asian="ヒラギノ角ゴ Pro W3" style:font-size-asian="10pt" style:font-weight-asian="bold" style:font-name-complex="Verdana Bold" style:font-weight-complex="bold"/>
    </style:style>
    <style:style style:name="T7" style:family="text">
      <style:text-properties officeooo:rsid="000f2a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esti Kirjandusmuuseumi tellitud molbiilpositsioneerimisega mängu koosolek</text:p>
      <text:p text:style-name="P1"/>
      <text:p text:style-name="Standard"><text:span text:style-name="T6">Aeg ja koht:</text:span><text:span text:style-name="T3"><text:tab/><text:tab/><text:tab/></text:span><text:span text:style-name="T4">15</text:span><text:span text:style-name="T3">.</text:span><text:span text:style-name="T4">10</text:span><text:span text:style-name="T3">.20</text:span><text:span text:style-name="T5">1</text:span><text:span text:style-name="T3">7 kell 10:15-11:15, Eesti Kirjandusmuuseum, Vanemusie <text:tab/><text:tab/><text:tab/><text:tab/>42, Tartu</text:span></text:p>
      <text:p text:style-name="P3"><text:span text:style-name="T6">Osavõtjad: </text:span><text:span text:style-name="T3"><text:tab/>Mari Sarv (tellija), Tambet Uustalu, Meeri Lembinen, Joel Kuppart, Kuldar-Daniel Kokorev.</text:span></text:p>
      <text:p text:style-name="Standard"/>
      <text:p text:style-name="P1"/>
      <text:p text:style-name="P2">Esitatud päevakord:</text:p>
      <text:list xml:id="list4184220036" text:style-name="WW8Num2">
        <text:list-item>
          <text:p text:style-name="P4">Kujundus</text:p>
        </text:list-item>
        <text:list-item>
          <text:p text:style-name="P4">Funktsionaalsed nõuded</text:p>
        </text:list-item>
        <text:list-item>
          <text:p text:style-name="P5"><text:span text:style-name="T2">Serveriruum</text:span></text:p>
        </text:list-item>
        <text:list-item>
          <text:p text:style-name="P5"><text:span text:style-name="T2">Lepingud</text:span></text:p>
        </text:list-item>
        <text:list-item>
          <text:p text:style-name="P6"><text:span text:style-name="T2">Muud mured</text:span></text:p>
        </text:list-item>
      </text:list>
      <text:p text:style-name="P7"/>
      <text:p text:style-name="P8">Arutelu:</text:p>
      <text:p text:style-name="P10"><text:span text:style-name="T2">1.</text:span></text:p>
      <text:p text:style-name="P10"><text:span text:style-name="T2">Tellijad on pakkunud omapoolsed kujundusevariandid mobiiliäppile. Veebikeskkonna kujundus pole niivõrd oluline ja püüame primitiivsema variandi teha. </text:span><text:a xlink:type="simple" xlink:href="https://drive.google.com/file/d/0B_I29lJG2gL8MENrLUpOdzJMWnFLcFgxTnoxUEZnSGI3UTFz/view?usp=sharing" text:style-name="Internet_20_link" text:visited-style-name="Visited_20_Internet_20_Link">https://drive.google.com/file/d/0B_I29lJG2gL8MENrLUpOdzJMWnFLcFgxTnoxUEZnSGI3UTFz/view?usp=sharing</text:a></text:p>
      <text:p text:style-name="P9"/>
      <text:p text:style-name="P12">Kaart võiks olla Google Mapsi põhine. <text:span text:style-name="T7">Samasugune menüü nagu Google Mapsis (külje pealt tuleb “mängud – rajad”, “edetabelid” jne</text:span></text:p>
      <text:p text:style-name="P13">Ühel lehel on kujundus hamburger-stiilis, teine leht lihtsalt listina. Kujundus võiks ühtlasem olla.</text:p>
      <text:p text:style-name="P13">Lisada nupud “vasta” ja “jäta vahele”</text:p>
      <text:p text:style-name="P14">Näidata mängu progressi (läbitud pool mängu) ning lähedalasuvate punktide list.</text:p>
      <text:p text:style-name="P14"/>
      <text:p text:style-name="P14">2.</text:p>
      <text:p text:style-name="P14">Teeme inglisekeelse versiooni. Lahtreid sisestades võetakse vaikimisi eestikeelsed väärtused. Helifailid tulevad eestikeelsed, kuid vastusevariandid siis inglisekeelsed.</text:p>
      <text:p text:style-name="P15">Äppis saab valida eesti ja inglise keele vahel.</text:p>
      <text:p text:style-name="P14"/>
      <text:p text:style-name="P15">3.</text:p>
      <text:p text:style-name="P15">Mis andmebaas on serveris ja mis serveriga tegu. Mari Sarv saadab tehniku kontakti, et saaksime juba serveriga tutvust teha.</text:p>
      <text:p text:style-name="P15"/>
      <text:p text:style-name="P15">4.</text:p>
      <text:p text:style-name="P15">Lepingu sõlmimisega ei ole tegelenud.</text:p>
      <text:p text:style-name="P15"/>
      <text:p text:style-name="P15">5.</text:p>
      <text:p text:style-name="P16">Soovime sisunäidiseid, et minirada testida. Teeme asja valmis ja kui ei sobi, siis teeme ümber.</text:p>
      <text:p text:style-name="P15"/>
      <text:p text:style-name="P15">Järgmine kohtumine siis, kui midagi juba valmis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Verdana" svg:font-family="Verdana" style:font-family-generic="roman"/>
    <style:font-face style:name="Verdana Bold" svg:font-family="'Verdana Bold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none" fo:country="none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Free_20_Form" style:display-name="Free Form"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none" fo:country="none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text-position="0% 100%" style:font-name="Verdana" fo:font-family="Verdana" style:font-family-generic="roman" fo:font-size="12pt" fo:font-weight="normal" style:font-name-asian="ヒラギノ角ゴ Pro W3" style:font-family-asian="'ヒラギノ角ゴ Pro W3'" style:font-family-generic-asian="roman" style:font-size-asian="12pt" style:font-weight-asian="normal" style:font-name-complex="Verdana" style:font-family-complex="Verdana" style:font-family-generic-complex="roman" style:font-weight-complex="normal"/>
    </style:style>
    <style:style style:name="WW8Num3z0" style:family="text">
      <style:text-properties fo:color="#000000" style:text-position="0% 100%" fo:font-size="12pt" style:font-size-asian="12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0.75in" fo:margin-left="0.25in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1.25in" fo:margin-left="0.25in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1.75in" fo:margin-left="0.25in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2.25in" fo:margin-left="0.25in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2.75in" fo:margin-left="0.25in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3.25in" fo:margin-left="0.25in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3.75in" fo:margin-left="0.25in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4.25in" fo:margin-left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ee_20_Form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page-layout style:name="Mpm1">
      <style:page-layout-properties fo:page-width="8.5in" fo:page-height="11in" style:num-format="1" style:print-orientation="landscape" fo:margin-top="0.4917in" fo:margin-bottom="0.2in" fo:margin-left="1.25in" fo:margin-right="0.526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bottom="0.4693in" style:dynamic-spacing="true"/>
      </style:header-style>
      <style:footer-style>
        <style:header-footer-properties fo:min-height="0.1945in" fo:margin-top="0.155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tnik</meta:initial-creator>
    <dc:date>2017-10-16T10:55:43.058649509</dc:date>
    <meta:editing-cycles>11</meta:editing-cycles>
    <meta:editing-duration>PT48M12S</meta:editing-duration>
    <meta:generator>LibreOffice/5.3.1.2$Linux_X86_64 LibreOffice_project/30m0$Build-2</meta:generator>
    <meta:document-statistic meta:table-count="0" meta:image-count="0" meta:object-count="0" meta:page-count="1" meta:paragraph-count="26" meta:word-count="184" meta:character-count="1486" meta:non-whitespace-character-count="1325"/>
  </office:meta>
</office:document-meta>
</file>